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cell-content()=+" style:apply-style-name="overuse" style:base-cell-address="rnc_learner.A2"/>
    </style:style>
    <style:style style:name="ce2" style:family="table-cell" style:parent-style-name="Default" style:data-style-name="N99">
      <style:map style:condition="cell-content()=+" style:apply-style-name="overuse" style:base-cell-address="rnc_learner.A2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map style:condition="cell-content()=+" style:apply-style-name="overuse" style:base-cell-address="rnc_learner.A2"/>
    </style:style>
  </office:automatic-styles>
  <office:body>
    <office:spreadsheet>
      <table:calculation-settings table:automatic-find-labels="false"/>
      <table:table table:name="rnc_learn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6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rnc_media_stats.txt</text:p>
          </table:table-cell>
          <table:table-cell table:style-name="Default" office:value-type="string" calcext:value-type="string">
            <text:p>learner_stats.txt</text:p>
          </table:table-cell>
          <table:table-cell table:style-name="Default" office:value-type="string" calcext:value-type="string">
            <text:p>t-value</text:p>
          </table:table-cell>
          <table:table-cell table:style-name="Default" office:value-type="string" calcext:value-type="string">
            <text:p>p-value</text:p>
          </table:table-cell>
          <table:table-cell table:style-name="Default" office:value-type="string" calcext:value-type="string">
            <text:p>sig_dif</text:p>
          </table:table-cell>
          <table:table-cell table:style-name="Default" office:value-type="string" calcext:value-type="string">
            <text:p>overuse</text:p>
          </table:table-cell>
          <table:table-cell office:value-type="string" calcext:value-type="string">
            <text:p>details (l, pro, rnc, syn)</text:p>
          </table:table-cell>
        </table:table-row>
        <table:table-row table:style-name="ro1">
          <table:table-cell office:value-type="string" calcext:value-type="string">
            <text:p>nsubj</text:p>
          </table:table-cell>
          <table:table-cell office:value-type="float" office:value="0.0613029063034" calcext:value-type="float">
            <text:p>0.0613029063</text:p>
          </table:table-cell>
          <table:table-cell office:value-type="float" office:value="0.082729203086" calcext:value-type="float">
            <text:p>0.0827292031</text:p>
          </table:table-cell>
          <table:table-cell office:value-type="float" office:value="39.9603559769" calcext:value-type="float">
            <text:p>39.9603559769</text:p>
          </table:table-cell>
          <table:table-cell office:value-type="float" office:value="0" calcext:value-type="float">
            <text:p>0</text:p>
          </table:table-cell>
          <table:table-cell table:formula="of:=IF([.E2]&lt;0.05)" office:value-type="boolean" office:boolean-value="true" calcext:value-type="boolean">
            <text:p>TRUE</text:p>
          </table:table-cell>
          <table:table-cell table:formula="of:=IF([.C2]&gt;[.B2]; &quot;+&quot;;&quot;-&quot;)" office:value-type="string" office:string-value="+" calcext:value-type="string">
            <text:p>+</text:p>
          </table:table-cell>
          <table:table-cell office:value-type="string" calcext:value-type="string">
            <text:p>Который', 0.0047, 0.0033, 0.0017, 0.0022</text:p>
          </table:table-cell>
        </table:table-row>
        <table:table-row table:style-name="ro1">
          <table:table-cell office:value-type="string" calcext:value-type="string">
            <text:p>advcl</text:p>
          </table:table-cell>
          <table:table-cell office:value-type="float" office:value="0.00976327836658" calcext:value-type="float">
            <text:p>0.0097632784</text:p>
          </table:table-cell>
          <table:table-cell office:value-type="float" office:value="0.0197282830069" calcext:value-type="float">
            <text:p>0.019728283</text:p>
          </table:table-cell>
          <table:table-cell office:value-type="float" office:value="32.3829093999" calcext:value-type="float">
            <text:p>32.3829093999</text:p>
          </table:table-cell>
          <table:table-cell office:value-type="float" office:value="1.20243387259E-219" calcext:value-type="float">
            <text:p>1.20243387259E-219</text:p>
          </table:table-cell>
          <table:table-cell table:formula="of:=IF([.E3]&lt;0.05)" office:value-type="boolean" office:boolean-value="true" calcext:value-type="boolean">
            <text:p>TRUE</text:p>
          </table:table-cell>
          <table:table-cell table:formula="of:=IF([.C3]&gt;[.B3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0.00794488513196" calcext:value-type="float">
            <text:p>0.0079448851</text:p>
          </table:table-cell>
          <table:table-cell office:value-type="float" office:value="0.0169852970516" calcext:value-type="float">
            <text:p>0.0169852971</text:p>
          </table:table-cell>
          <table:table-cell office:value-type="float" office:value="31.2811762098" calcext:value-type="float">
            <text:p>31.2811762098</text:p>
          </table:table-cell>
          <table:table-cell office:value-type="float" office:value="1.14354593743E-205" calcext:value-type="float">
            <text:p>1.14354593743E-205</text:p>
          </table:table-cell>
          <table:table-cell table:formula="of:=IF([.E4]&lt;0.05)" office:value-type="boolean" office:boolean-value="true" calcext:value-type="boolean">
            <text:p>TRUE</text:p>
          </table:table-cell>
          <table:table-cell table:formula="of:=IF([.C4]&gt;[.B4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0.195704435288" calcext:value-type="float">
            <text:p>0.1957044353</text:p>
          </table:table-cell>
          <table:table-cell office:value-type="float" office:value="0.171379452082" calcext:value-type="float">
            <text:p>0.1713794521</text:p>
          </table:table-cell>
          <table:table-cell office:value-type="float" office:value="-28.8898228266" calcext:value-type="float">
            <text:p>-28.8898228266</text:p>
          </table:table-cell>
          <table:table-cell office:value-type="float" office:value="8.20843790279E-178" calcext:value-type="float">
            <text:p>8.20843790279E-178</text:p>
          </table:table-cell>
          <table:table-cell table:formula="of:=IF([.E5]&lt;0.05)" office:value-type="boolean" office:boolean-value="true" calcext:value-type="boolean">
            <text:p>TRUE</text:p>
          </table:table-cell>
          <table:table-cell table:formula="of:=IF([.C5]&gt;[.B5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ummod</text:p>
          </table:table-cell>
          <table:table-cell office:value-type="float" office:value="0.0210190242985" calcext:value-type="float">
            <text:p>0.0210190243</text:p>
          </table:table-cell>
          <table:table-cell office:value-type="float" office:value="0.0119984993863" calcext:value-type="float">
            <text:p>0.0119984994</text:p>
          </table:table-cell>
          <table:table-cell office:value-type="float" office:value="-25.22293791" calcext:value-type="float">
            <text:p>-25.22293791</text:p>
          </table:table-cell>
          <table:table-cell office:value-type="float" office:value="3.36651597068E-137" calcext:value-type="float">
            <text:p>3.36651597068E-137</text:p>
          </table:table-cell>
          <table:table-cell table:formula="of:=IF([.E6]&lt;0.05)" office:value-type="boolean" office:boolean-value="true" calcext:value-type="boolean">
            <text:p>TRUE</text:p>
          </table:table-cell>
          <table:table-cell table:formula="of:=IF([.C6]&gt;[.B6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0.0256237945258" calcext:value-type="float">
            <text:p>0.0256237945</text:p>
          </table:table-cell>
          <table:table-cell office:value-type="float" office:value="0.0376218249556" calcext:value-type="float">
            <text:p>0.037621825</text:p>
          </table:table-cell>
          <table:table-cell office:value-type="float" office:value="24.7704478188" calcext:value-type="float">
            <text:p>24.7704478188</text:p>
          </table:table-cell>
          <table:table-cell office:value-type="float" office:value="6.90257146545E-132" calcext:value-type="float">
            <text:p>6.90257146545E-132</text:p>
          </table:table-cell>
          <table:table-cell table:formula="of:=IF([.E7]&lt;0.05)" office:value-type="boolean" office:boolean-value="true" calcext:value-type="boolean">
            <text:p>TRUE</text:p>
          </table:table-cell>
          <table:table-cell table:formula="of:=IF([.C7]&gt;[.B7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0.0889719161347" calcext:value-type="float">
            <text:p>0.0889719161</text:p>
          </table:table-cell>
          <table:table-cell office:value-type="float" office:value="0.0753025239378" calcext:value-type="float">
            <text:p>0.0753025239</text:p>
          </table:table-cell>
          <table:table-cell office:value-type="float" office:value="-18.6244149947" calcext:value-type="float">
            <text:p>-18.6244149947</text:p>
          </table:table-cell>
          <table:table-cell office:value-type="float" office:value="1.96811183547E-076" calcext:value-type="float">
            <text:p>1.96811183547E-76</text:p>
          </table:table-cell>
          <table:table-cell table:formula="of:=IF([.E8]&lt;0.05)" office:value-type="boolean" office:boolean-value="true" calcext:value-type="boolean">
            <text:p>TRUE</text:p>
          </table:table-cell>
          <table:table-cell table:formula="of:=IF([.C8]&gt;[.B8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ataxis</text:p>
          </table:table-cell>
          <table:table-cell office:value-type="float" office:value="0.0204389889019" calcext:value-type="float">
            <text:p>0.0204389889</text:p>
          </table:table-cell>
          <table:table-cell office:value-type="float" office:value="0.015092049488" calcext:value-type="float">
            <text:p>0.0150920495</text:p>
          </table:table-cell>
          <table:table-cell office:value-type="float" office:value="-17.1829241197" calcext:value-type="float">
            <text:p>-17.1829241197</text:p>
          </table:table-cell>
          <table:table-cell office:value-type="float" office:value="2.15919997247E-065" calcext:value-type="float">
            <text:p>2.15919997247E-65</text:p>
          </table:table-cell>
          <table:table-cell table:formula="of:=IF([.E9]&lt;0.05)" office:value-type="boolean" office:boolean-value="true" calcext:value-type="boolean">
            <text:p>TRUE</text:p>
          </table:table-cell>
          <table:table-cell table:formula="of:=IF([.C9]&gt;[.B9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comp</text:p>
          </table:table-cell>
          <table:table-cell office:value-type="float" office:value="0.00641962834116" calcext:value-type="float">
            <text:p>0.0064196283</text:p>
          </table:table-cell>
          <table:table-cell office:value-type="float" office:value="0.011003787232" calcext:value-type="float">
            <text:p>0.0110037872</text:p>
          </table:table-cell>
          <table:table-cell office:value-type="float" office:value="16.9420962237" calcext:value-type="float">
            <text:p>16.9420962237</text:p>
          </table:table-cell>
          <table:table-cell office:value-type="float" office:value="1.42412040506E-063" calcext:value-type="float">
            <text:p>1.42412040506E-63</text:p>
          </table:table-cell>
          <table:table-cell table:formula="of:=IF([.E10]&lt;0.05)" office:value-type="boolean" office:boolean-value="true" calcext:value-type="boolean">
            <text:p>TRUE</text:p>
          </table:table-cell>
          <table:table-cell table:formula="of:=IF([.C10]&gt;[.B10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onj</text:p>
          </table:table-cell>
          <table:table-cell office:value-type="float" office:value="0.0456932445023" calcext:value-type="float">
            <text:p>0.0456932445</text:p>
          </table:table-cell>
          <table:table-cell office:value-type="float" office:value="0.0378731799596" calcext:value-type="float">
            <text:p>0.03787318</text:p>
          </table:table-cell>
          <table:table-cell office:value-type="float" office:value="-15.9588406134" calcext:value-type="float">
            <text:p>-15.9588406134</text:p>
          </table:table-cell>
          <table:table-cell office:value-type="float" office:value="9.52779996626E-057" calcext:value-type="float">
            <text:p>9.52779996626E-57</text:p>
          </table:table-cell>
          <table:table-cell table:formula="of:=IF([.E11]&lt;0.05)" office:value-type="boolean" office:boolean-value="true" calcext:value-type="boolean">
            <text:p>TRUE</text:p>
          </table:table-cell>
          <table:table-cell table:formula="of:=IF([.C11]&gt;[.B11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mod</text:p>
          </table:table-cell>
          <table:table-cell office:value-type="float" office:value="0.120509836836" calcext:value-type="float">
            <text:p>0.1205098368</text:p>
          </table:table-cell>
          <table:table-cell office:value-type="float" office:value="0.108014224843" calcext:value-type="float">
            <text:p>0.1080142248</text:p>
          </table:table-cell>
          <table:table-cell office:value-type="float" office:value="-13.5608470862" calcext:value-type="float">
            <text:p>-13.5608470862</text:p>
          </table:table-cell>
          <table:table-cell office:value-type="float" office:value="1.39362441761E-041" calcext:value-type="float">
            <text:p>1.39362441761E-41</text:p>
          </table:table-cell>
          <table:table-cell table:formula="of:=IF([.E12]&lt;0.05)" office:value-type="boolean" office:boolean-value="true" calcext:value-type="boolean">
            <text:p>TRUE</text:p>
          </table:table-cell>
          <table:table-cell table:formula="of:=IF([.C12]&gt;[.B12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p</text:p>
          </table:table-cell>
          <table:table-cell office:value-type="float" office:value="0.00300315368317" calcext:value-type="float">
            <text:p>0.0030031537</text:p>
          </table:table-cell>
          <table:table-cell office:value-type="float" office:value="0.00522890014781" calcext:value-type="float">
            <text:p>0.0052289001</text:p>
          </table:table-cell>
          <table:table-cell office:value-type="float" office:value="11.7431218472" calcext:value-type="float">
            <text:p>11.7431218472</text:p>
          </table:table-cell>
          <table:table-cell office:value-type="float" office:value="1.193956547E-031" calcext:value-type="float">
            <text:p>1.193956547E-31</text:p>
          </table:table-cell>
          <table:table-cell table:formula="of:=IF([.E13]&lt;0.05)" office:value-type="boolean" office:boolean-value="true" calcext:value-type="boolean">
            <text:p>TRUE</text:p>
          </table:table-cell>
          <table:table-cell table:formula="of:=IF([.C13]&gt;[.B13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0.00118252996316" calcext:value-type="float">
            <text:p>0.00118253</text:p>
          </table:table-cell>
          <table:table-cell office:value-type="float" office:value="0.00285204705613" calcext:value-type="float">
            <text:p>0.0028520471</text:p>
          </table:table-cell>
          <table:table-cell office:value-type="float" office:value="11.6510585037" calcext:value-type="float">
            <text:p>11.6510585037</text:p>
          </table:table-cell>
          <table:table-cell office:value-type="float" office:value="3.50412209637E-031" calcext:value-type="float">
            <text:p>3.50412209637E-31</text:p>
          </table:table-cell>
          <table:table-cell table:formula="of:=IF([.E14]&lt;0.05)" office:value-type="boolean" office:boolean-value="true" calcext:value-type="boolean">
            <text:p>TRUE</text:p>
          </table:table-cell>
          <table:table-cell table:formula="of:=IF([.C14]&gt;[.B14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0.00464412570002" calcext:value-type="float">
            <text:p>0.0046441257</text:p>
          </table:table-cell>
          <table:table-cell office:value-type="float" office:value="0.00704179916956" calcext:value-type="float">
            <text:p>0.0070417992</text:p>
          </table:table-cell>
          <table:table-cell office:value-type="float" office:value="10.4484062902" calcext:value-type="float">
            <text:p>10.4484062902</text:p>
          </table:table-cell>
          <table:table-cell office:value-type="float" office:value="1.955378522E-025" calcext:value-type="float">
            <text:p>1.955378522E-25</text:p>
          </table:table-cell>
          <table:table-cell table:formula="of:=IF([.E15]&lt;0.05)" office:value-type="boolean" office:boolean-value="true" calcext:value-type="boolean">
            <text:p>TRUE</text:p>
          </table:table-cell>
          <table:table-cell table:formula="of:=IF([.C15]&gt;[.B15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ompound</text:p>
          </table:table-cell>
          <table:table-cell office:value-type="float" office:value="0.000842058618683" calcext:value-type="float">
            <text:p>0.0008420586</text:p>
          </table:table-cell>
          <table:table-cell office:value-type="float" office:value="0.000350757675428" calcext:value-type="float">
            <text:p>0.0003507577</text:p>
          </table:table-cell>
          <table:table-cell office:value-type="float" office:value="-9.88650185405" calcext:value-type="float">
            <text:p>-9.8865018541</text:p>
          </table:table-cell>
          <table:table-cell office:value-type="float" office:value="5.71637799794E-023" calcext:value-type="float">
            <text:p>5.71637799794E-23</text:p>
          </table:table-cell>
          <table:table-cell table:formula="of:=IF([.E16]&lt;0.05)" office:value-type="boolean" office:boolean-value="true" calcext:value-type="boolean">
            <text:p>TRUE</text:p>
          </table:table-cell>
          <table:table-cell table:formula="of:=IF([.C16]&gt;[.B16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ixed</text:p>
          </table:table-cell>
          <table:table-cell office:value-type="float" office:value="0.00695566271633" calcext:value-type="float">
            <text:p>0.0069556627</text:p>
          </table:table-cell>
          <table:table-cell office:value-type="float" office:value="0.00961800499034" calcext:value-type="float">
            <text:p>0.009618005</text:p>
          </table:table-cell>
          <table:table-cell office:value-type="float" office:value="9.30736889428" calcext:value-type="float">
            <text:p>9.3073688943</text:p>
          </table:table-cell>
          <table:table-cell office:value-type="float" office:value="1.55847233729E-020" calcext:value-type="float">
            <text:p>1.55847233729E-20</text:p>
          </table:table-cell>
          <table:table-cell table:formula="of:=IF([.E17]&lt;0.05)" office:value-type="boolean" office:boolean-value="true" calcext:value-type="boolean">
            <text:p>TRUE</text:p>
          </table:table-cell>
          <table:table-cell table:formula="of:=IF([.C17]&gt;[.B17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dvmod</text:p>
          </table:table-cell>
          <table:table-cell office:value-type="float" office:value="0.0607467358451" calcext:value-type="float">
            <text:p>0.0607467358</text:p>
          </table:table-cell>
          <table:table-cell office:value-type="float" office:value="0.0673278417405" calcext:value-type="float">
            <text:p>0.0673278417</text:p>
          </table:table-cell>
          <table:table-cell office:value-type="float" office:value="8.78456327876" calcext:value-type="float">
            <text:p>8.7845632788</text:p>
          </table:table-cell>
          <table:table-cell office:value-type="float" office:value="1.79254486547E-018" calcext:value-type="float">
            <text:p>1.79254486547E-18</text:p>
          </table:table-cell>
          <table:table-cell table:formula="of:=IF([.E18]&lt;0.05)" office:value-type="boolean" office:boolean-value="true" calcext:value-type="boolean">
            <text:p>TRUE</text:p>
          </table:table-cell>
          <table:table-cell table:formula="of:=IF([.C18]&gt;[.B18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ppos</text:p>
          </table:table-cell>
          <table:table-cell office:value-type="float" office:value="0.00626159940476" calcext:value-type="float">
            <text:p>0.0062615994</text:p>
          </table:table-cell>
          <table:table-cell office:value-type="float" office:value="0.00442094653541" calcext:value-type="float">
            <text:p>0.0044209465</text:p>
          </table:table-cell>
          <table:table-cell office:value-type="float" office:value="-8.6741047459" calcext:value-type="float">
            <text:p>-8.6741047459</text:p>
          </table:table-cell>
          <table:table-cell office:value-type="float" office:value="4.67464204807E-018" calcext:value-type="float">
            <text:p>4.67464204807E-18</text:p>
          </table:table-cell>
          <table:table-cell table:formula="of:=IF([.E19]&lt;0.05)" office:value-type="boolean" office:boolean-value="true" calcext:value-type="boolean">
            <text:p>TRUE</text:p>
          </table:table-cell>
          <table:table-cell table:formula="of:=IF([.C19]&gt;[.B19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rphan</text:p>
          </table:table-cell>
          <table:table-cell office:value-type="float" office:value="0.000847357452277" calcext:value-type="float">
            <text:p>0.0008473575</text:p>
          </table:table-cell>
          <table:table-cell office:value-type="float" office:value="0.000278075134631" calcext:value-type="float">
            <text:p>0.0002780751</text:p>
          </table:table-cell>
          <table:table-cell office:value-type="float" office:value="-8.16873015756" calcext:value-type="float">
            <text:p>-8.1687301576</text:p>
          </table:table-cell>
          <table:table-cell office:value-type="float" office:value="3.38237869908E-016" calcext:value-type="float">
            <text:p>3.38237869908E-16</text:p>
          </table:table-cell>
          <table:table-cell table:formula="of:=IF([.E20]&lt;0.05)" office:value-type="boolean" office:boolean-value="true" calcext:value-type="boolean">
            <text:p>TRUE</text:p>
          </table:table-cell>
          <table:table-cell table:formula="of:=IF([.C20]&gt;[.B20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bl</text:p>
          </table:table-cell>
          <table:table-cell office:value-type="float" office:value="0.0648173524246" calcext:value-type="float">
            <text:p>0.0648173524</text:p>
          </table:table-cell>
          <table:table-cell office:value-type="float" office:value="0.0679881066369" calcext:value-type="float">
            <text:p>0.0679881066</text:p>
          </table:table-cell>
          <table:table-cell office:value-type="float" office:value="5.37918793851" calcext:value-type="float">
            <text:p>5.3791879385</text:p>
          </table:table-cell>
          <table:table-cell office:value-type="float" office:value="0.0000000762801720532" calcext:value-type="float">
            <text:p>7.62801720532E-08</text:p>
          </table:table-cell>
          <table:table-cell table:formula="of:=IF([.E21]&lt;0.05)" office:value-type="boolean" office:boolean-value="true" calcext:value-type="boolean">
            <text:p>TRUE</text:p>
          </table:table-cell>
          <table:table-cell table:formula="of:=IF([.C21]&gt;[.B21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Non-projective sentences</text:p>
          </table:table-cell>
          <table:table-cell office:value-type="float" office:value="0.0504034644982" calcext:value-type="float">
            <text:p>0.0504034645</text:p>
          </table:table-cell>
          <table:table-cell office:value-type="float" office:value="0.0633112057862" calcext:value-type="float">
            <text:p>0.0633112058</text:p>
          </table:table-cell>
          <table:table-cell office:value-type="float" office:value="5.19482548463" calcext:value-type="float">
            <text:p>5.1948254846</text:p>
          </table:table-cell>
          <table:table-cell office:value-type="float" office:value="0.00000020853122508" calcext:value-type="float">
            <text:p>2.0853122508E-07</text:p>
          </table:table-cell>
          <table:table-cell table:formula="of:=IF([.E22]&lt;0.05)" office:value-type="boolean" office:boolean-value="true" calcext:value-type="boolean">
            <text:p>TRUE</text:p>
          </table:table-cell>
          <table:table-cell table:formula="of:=IF([.C22]&gt;[.B22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comp</text:p>
          </table:table-cell>
          <table:table-cell office:value-type="float" office:value="0.000329281489468" calcext:value-type="float">
            <text:p>0.0003292815</text:p>
          </table:table-cell>
          <table:table-cell office:value-type="float" office:value="0.000633601540177" calcext:value-type="float">
            <text:p>0.0006336015</text:p>
          </table:table-cell>
          <table:table-cell office:value-type="float" office:value="4.60144823851" calcext:value-type="float">
            <text:p>4.6014482385</text:p>
          </table:table-cell>
          <table:table-cell office:value-type="float" office:value="0.00000424375399728" calcext:value-type="float">
            <text:p>4.24375399728E-06</text:p>
          </table:table-cell>
          <table:table-cell table:formula="of:=IF([.E23]&lt;0.05)" office:value-type="boolean" office:boolean-value="true" calcext:value-type="boolean">
            <text:p>TRUE</text:p>
          </table:table-cell>
          <table:table-cell table:formula="of:=IF([.C23]&gt;[.B23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036748484666" calcext:value-type="float">
            <text:p>0.0367484847</text:p>
          </table:table-cell>
          <table:table-cell office:value-type="float" office:value="0.0387859297571" calcext:value-type="float">
            <text:p>0.0387859298</text:p>
          </table:table-cell>
          <table:table-cell office:value-type="float" office:value="4.41560472642" calcext:value-type="float">
            <text:p>4.4156047264</text:p>
          </table:table-cell>
          <table:table-cell office:value-type="float" office:value="0.0000101649412875" calcext:value-type="float">
            <text:p>1.01649412875E-05</text:p>
          </table:table-cell>
          <table:table-cell table:formula="of:=IF([.E24]&lt;0.05)" office:value-type="boolean" office:boolean-value="true" calcext:value-type="boolean">
            <text:p>TRUE</text:p>
          </table:table-cell>
          <table:table-cell table:formula="of:=IF([.C24]&gt;[.B24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0.0892032624734" calcext:value-type="float">
            <text:p>0.0892032625</text:p>
          </table:table-cell>
          <table:table-cell office:value-type="float" office:value="0.0870394514794" calcext:value-type="float">
            <text:p>0.0870394515</text:p>
          </table:table-cell>
          <table:table-cell office:value-type="float" office:value="-3.39141086518" calcext:value-type="float">
            <text:p>-3.3914108652</text:p>
          </table:table-cell>
          <table:table-cell office:value-type="float" office:value="0.000697661486666" calcext:value-type="float">
            <text:p>0.0006976615</text:p>
          </table:table-cell>
          <table:table-cell table:formula="of:=IF([.E25]&lt;0.05)" office:value-type="boolean" office:boolean-value="true" calcext:value-type="boolean">
            <text:p>TRUE</text:p>
          </table:table-cell>
          <table:table-cell table:formula="of:=IF([.C25]&gt;[.B25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float" office:value="0.00114177817658" calcext:value-type="float">
            <text:p>0.0011417782</text:p>
          </table:table-cell>
          <table:table-cell office:value-type="float" office:value="0.00143409752401" calcext:value-type="float">
            <text:p>0.0014340975</text:p>
          </table:table-cell>
          <table:table-cell office:value-type="float" office:value="3.03997649058" calcext:value-type="float">
            <text:p>3.0399764906</text:p>
          </table:table-cell>
          <table:table-cell office:value-type="float" office:value="0.00237137105805" calcext:value-type="float">
            <text:p>0.0023713711</text:p>
          </table:table-cell>
          <table:table-cell table:formula="of:=IF([.E26]&lt;0.05)" office:value-type="boolean" office:boolean-value="true" calcext:value-type="boolean">
            <text:p>TRUE</text:p>
          </table:table-cell>
          <table:table-cell table:formula="of:=IF([.C26]&gt;[.B26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Non-projective arcs</text:p>
          </table:table-cell>
          <table:table-cell office:value-type="float" office:value="0.014140500607" calcext:value-type="float">
            <text:p>0.0141405006</text:p>
          </table:table-cell>
          <table:table-cell office:value-type="float" office:value="0.0168790282211" calcext:value-type="float">
            <text:p>0.0168790282</text:p>
          </table:table-cell>
          <table:table-cell office:value-type="float" office:value="3.03359625762" calcext:value-type="float">
            <text:p>3.0335962576</text:p>
          </table:table-cell>
          <table:table-cell office:value-type="float" office:value="0.00242214737212" calcext:value-type="float">
            <text:p>0.0024221474</text:p>
          </table:table-cell>
          <table:table-cell table:formula="of:=IF([.E27]&lt;0.05)" office:value-type="boolean" office:boolean-value="true" calcext:value-type="boolean">
            <text:p>TRUE</text:p>
          </table:table-cell>
          <table:table-cell table:formula="of:=IF([.C27]&gt;[.B27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0.00000263931866912" calcext:value-type="float">
            <text:p>2.63931866912E-06</text:p>
          </table:table-cell>
          <table:table-cell office:value-type="float" office:value="0.000014898077912" calcext:value-type="float">
            <text:p>1.4898077912E-05</text:p>
          </table:table-cell>
          <table:table-cell office:value-type="float" office:value="1.28087702823" calcext:value-type="float">
            <text:p>1.2808770282</text:p>
          </table:table-cell>
          <table:table-cell office:value-type="float" office:value="0.2002657131" calcext:value-type="float">
            <text:p>0.2002657131</text:p>
          </table:table-cell>
          <table:table-cell table:formula="of:=IF([.E28]&lt;0.05)" office:value-type="boolean" office:boolean-value="false" calcext:value-type="boolean">
            <text:p>FALSE</text:p>
          </table:table-cell>
          <table:table-cell table:formula="of:=IF([.C28]&gt;[.B28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iscourse</text:p>
          </table:table-cell>
          <table:table-cell office:value-type="float" office:value="0.000372576135208" calcext:value-type="float">
            <text:p>0.0003725761</text:p>
          </table:table-cell>
          <table:table-cell office:value-type="float" office:value="0.000420440553999" calcext:value-type="float">
            <text:p>0.0004204406</text:p>
          </table:table-cell>
          <table:table-cell office:value-type="float" office:value="0.91518041732" calcext:value-type="float">
            <text:p>0.9151804173</text:p>
          </table:table-cell>
          <table:table-cell office:value-type="float" office:value="0.360116722877" calcext:value-type="float">
            <text:p>0.3601167229</text:p>
          </table:table-cell>
          <table:table-cell table:formula="of:=IF([.E29]&lt;0.05)" office:value-type="boolean" office:boolean-value="false" calcext:value-type="boolean">
            <text:p>FALSE</text:p>
          </table:table-cell>
          <table:table-cell table:formula="of:=IF([.C29]&gt;[.B29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mod</text:p>
          </table:table-cell>
          <table:table-cell office:value-type="float" office:value="0.119175560451" calcext:value-type="float">
            <text:p>0.1191755605</text:p>
          </table:table-cell>
          <table:table-cell office:value-type="float" office:value="0.118497315456" calcext:value-type="float">
            <text:p>0.1184973155</text:p>
          </table:table-cell>
          <table:table-cell office:value-type="float" office:value="-0.808596393516" calcext:value-type="float">
            <text:p>-0.8085963935</text:p>
          </table:table-cell>
          <table:table-cell office:value-type="float" office:value="0.418763845945" calcext:value-type="float">
            <text:p>0.4187638459</text:p>
          </table:table-cell>
          <table:table-cell table:formula="of:=IF([.E30]&lt;0.05)" office:value-type="boolean" office:boolean-value="false" calcext:value-type="boolean">
            <text:p>FALSE</text:p>
          </table:table-cell>
          <table:table-cell table:formula="of:=IF([.C30]&gt;[.B30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obj</text:p>
          </table:table-cell>
          <table:table-cell office:value-type="float" office:value="0.000331480765688" calcext:value-type="float">
            <text:p>0.0003314808</text:p>
          </table:table-cell>
          <table:table-cell office:value-type="float" office:value="0.000339461495702" calcext:value-type="float">
            <text:p>0.0003394615</text:p>
          </table:table-cell>
          <table:table-cell office:value-type="float" office:value="0.125226946658" calcext:value-type="float">
            <text:p>0.1252269467</text:p>
          </table:table-cell>
          <table:table-cell office:value-type="float" office:value="0.900346134581" calcext:value-type="float">
            <text:p>0.9003461346</text:p>
          </table:table-cell>
          <table:table-cell table:formula="of:=IF([.E31]&lt;0.05)" office:value-type="boolean" office:boolean-value="false" calcext:value-type="boolean">
            <text:p>FALSE</text:p>
          </table:table-cell>
          <table:table-cell table:formula="of:=IF([.C31]&gt;[.B31]; 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l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2]&lt;0.05)" office:value-type="boolean" office:boolean-value="false" calcext:value-type="boolean">
            <text:p>FALSE</text:p>
          </table:table-cell>
          <table:table-cell table:formula="of:=IF([.C32]&gt;[.B32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ub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3]&lt;0.05)" office:value-type="boolean" office:boolean-value="false" calcext:value-type="boolean">
            <text:p>FALSE</text:p>
          </table:table-cell>
          <table:table-cell table:formula="of:=IF([.C33]&gt;[.B33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4]&lt;0.05)" office:value-type="boolean" office:boolean-value="false" calcext:value-type="boolean">
            <text:p>FALSE</text:p>
          </table:table-cell>
          <table:table-cell table:formula="of:=IF([.C34]&gt;[.B34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isloca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5]&lt;0.05)" office:value-type="boolean" office:boolean-value="false" calcext:value-type="boolean">
            <text:p>FALSE</text:p>
          </table:table-cell>
          <table:table-cell table:formula="of:=IF([.C35]&gt;[.B35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xpl</text:p>
          </table:table-cell>
          <table:table-cell office:value-type="float" office:value="0.0000024220862617" calcext:value-type="float">
            <text:p>2.4220862617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6]&lt;0.05)" office:value-type="boolean" office:boolean-value="false" calcext:value-type="boolean">
            <text:p>FALSE</text:p>
          </table:table-cell>
          <table:table-cell table:formula="of:=IF([.C36]&gt;[.B36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eswi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7]&lt;0.05)" office:value-type="boolean" office:boolean-value="false" calcext:value-type="boolean">
            <text:p>FALSE</text:p>
          </table:table-cell>
          <table:table-cell table:formula="of:=IF([.C37]&gt;[.B37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8]&lt;0.05)" office:value-type="boolean" office:boolean-value="false" calcext:value-type="boolean">
            <text:p>FALSE</text:p>
          </table:table-cell>
          <table:table-cell table:formula="of:=IF([.C38]&gt;[.B38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parand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39]&lt;0.05)" office:value-type="boolean" office:boolean-value="false" calcext:value-type="boolean">
            <text:p>FALSE</text:p>
          </table:table-cell>
          <table:table-cell table:formula="of:=IF([.C39]&gt;[.B39]; 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oc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office:value-type="string" calcext:value-type="string">
            <text:p><text:s/>nan</text:p>
          </table:table-cell>
          <table:table-cell table:formula="of:=IF([.E40]&lt;0.05)" office:value-type="boolean" office:boolean-value="false" calcext:value-type="boolean">
            <text:p>FALSE</text:p>
          </table:table-cell>
          <table:table-cell table:formula="of:=IF([.C40]&gt;[.B40]; &quot;+&quot;;&quot;-&quot;)" office:value-type="string" office:string-value="-" calcext:value-type="string">
            <text:p>-</text:p>
          </table:table-cell>
          <table:table-cell/>
        </table:table-row>
        <calcext:conditional-formats>
          <calcext:conditional-format calcext:target-range-address="rnc_learner.A2:rnc_learner.G40">
            <calcext:condition calcext:apply-style-name="overuse" calcext:value="=+" calcext:base-cell-address="rnc_learner.A2"/>
          </calcext:conditional-format>
        </calcext:conditional-formats>
      </table:table>
      <table:named-expressions/>
      <table:database-ranges>
        <table:database-range table:name="__Anonymous_Sheet_DB__0" table:target-range-address="rnc_learner.A1:rnc_learner.E4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use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21:37:18.973762403</dc:date>
    <meta:editing-duration>PT5H32M37S</meta:editing-duration>
    <meta:editing-cycles>3</meta:editing-cycles>
    <meta:generator>LibreOffice/5.1.6.2$Linux_X86_64 LibreOffice_project/10m0$Build-2</meta:generator>
    <meta:document-statistic meta:table-count="1" meta:cell-count="282" meta:object-count="0"/>
  </office:meta>
</office:document-meta>
</file>